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56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loeber Setup Email Send Date:</text:span> 2018-08-13</text:p>
      <text:p text:style-name="P1"/>
      <text:p text:style-name="P2">Procedure for Creating a New Sloeber Installation, Workspace, Project <text:span text:style-name="T2">and Debugger</text:span>:</text:p>
      <text:p text:style-name="P1"/>
      <text:p text:style-name="P1"><text:span text:style-name="T1">1. Copy Sloeber Installation Folder, </text:span>eg:</text:p>
      <text:p text:style-name="P1"><text:s text:c="6"/>cp "/root/sloeber" /opt"</text:p>
      <text:p text:style-name="P1"><text:s text:c="6"/>chown -hR sysadmin:sysadmin "/opt/sloeber"</text:p>
      <text:p text:style-name="P1"/>
      <text:p text:style-name="P1"><text:span text:style-name="T1">2. Create a new Desktop Entry for Sloeber</text:span> eg:</text:p>
      <text:p text:style-name="P1"><text:s text:c="6"/>Name: Arduino Eclipse IDE - Second Installation</text:p>
      <text:p text:style-name="P1"><text:s text:c="6"/>Command: gksudo /opt/sloeber/sloeber-ide</text:p>
      <text:p text:style-name="P1"><text:s text:c="6"/>Comment: Arduino Eclipse IDE</text:p>
      <text:p text:style-name="P1"><text:s text:c="6"/>Icon: /opt/sloeber/icon.xpm</text:p>
      <text:p text:style-name="P1"/>
      <text:p text:style-name="P2">3. Create a new Workspace:</text:p>
      <text:p text:style-name="P1"><text:s text:c="6"/>In the Eclipse Launcher select a new directory as a workspace eg: /home/sysadmin/Documents/Projects/CDS/Sensor/Arduino</text:p>
      <text:p text:style-name="P1"/>
      <text:p text:style-name="P2">4. Create a new Arduino Project:</text:p>
      <text:p text:style-name="P1"><text:s text:c="6"/>File » New » Create Arduino Sketch</text:p>
      <text:p text:style-name="P1"><text:s text:c="7"/>» Project name: Server</text:p>
      <text:p text:style-name="P1"><text:s text:c="10"/>Location: /home/sysadmin/Documents/Projects/CDS/Sensor/Arduino/Server</text:p>
      <text:p text:style-name="P1"><text:s text:c="11"/>» Platform folder: /opt/sloeber/.../arduino/hardware/samd/1.6.19</text:p>
      <text:p text:style-name="P1"><text:s text:c="14"/>Board: Arduino/Genuino Zero (Programming Port)</text:p>
      <text:p text:style-name="P1"><text:s text:c="14"/>Upload Protocol: Atmel-ICE</text:p>
      <text:p text:style-name="P1"><text:s text:c="15"/>» select code: Default cpp file</text:p>
      <text:p text:style-name="P1"/>
      <text:p text:style-name="P2">5. Replace Default ".cpp" and ".h" files with your own project files</text:p>
      <text:p text:style-name="P1"/>
      <text:p text:style-name="P2">6. Add any required Third Party Libraries eg:</text:p>
      <text:p text:style-name="P1"><text:s text:c="6"/>Right-Click in Navigation Pane and select New » Folder</text:p>
      <text:p text:style-name="P1"><text:s text:c="7"/>» Enter or select the parent folder: Server</text:p>
      <text:p text:style-name="P1"><text:s text:c="10"/>Folder name: Common</text:p>
      <text:p text:style-name="P1"><text:s text:c="11"/>» Advanced &gt;&gt;</text:p>
      <text:p text:style-name="P1"><text:s text:c="12"/>» Folder is not located in the file system (Virtual Folder)</text:p>
      <text:p text:style-name="P1"><text:s text:c="6"/>Right-Click in Navigation Pane and select New » Folder</text:p>
      <text:p text:style-name="P1"><text:s text:c="7"/>» Enter or select the parent folder: Server/Common</text:p>
      <text:p text:style-name="P1"><text:s text:c="10"/>Folder name: Libraries</text:p>
      <text:p text:style-name="P1"><text:s text:c="11"/>» Advanced &gt;&gt;</text:p>
      <text:p text:style-name="P1"><text:s text:c="12"/>» Folder is not located in the file system (Virtual Folder)</text:p>
      <text:p text:style-name="P1"><text:s text:c="6"/>Right-Click in Navigation Pane and select New » Folder</text:p>
      <text:p text:style-name="P1"><text:s text:c="7"/>» Enter or select the parent folder: Server/Common/Libraries</text:p>
      <text:p text:style-name="P1"><text:soft-page-break/><text:s text:c="10"/>Folder name: RadioHeadPairing</text:p>
      <text:p text:style-name="P1"><text:s text:c="11"/>» Advanced &gt;&gt;</text:p>
      <text:p text:style-name="P1"><text:s text:c="12"/>» Link to alternate location (Linked Folder): /home/sysadmin/Documents/Projects/CDS/Sensor/Arduino/Libraries/RadioHeadPairing/1.8.3/src</text:p>
      <text:p text:style-name="P1"><text:s text:c="6"/>Right-Click in Navigation Pane and select New » Folder</text:p>
      <text:p text:style-name="P1"><text:s text:c="7"/>» Enter or select the parent folder: Server/Common/Libraries</text:p>
      <text:p text:style-name="P1"><text:s text:c="10"/>Folder name: SerialFlash</text:p>
      <text:p text:style-name="P1"><text:s text:c="11"/>» Advanced &gt;&gt;</text:p>
      <text:p text:style-name="P1"><text:s text:c="12"/>» Link to alternate location (Linked Folder): /home/sysadmin/Documents/Projects/CDS/Sensor/Arduino/Libraries/SerialFlash/0.5.0</text:p>
      <text:p text:style-name="P1"><text:s text:c="6"/>Right-Click Server Project in Navigation Pane and select Properties » C/C++ Build » Settings</text:p>
      <text:p text:style-name="P1"><text:s text:c="7"/>» Arduino C++ Compiler » Include Folders » Add...</text:p>
      <text:p text:style-name="P1"><text:s text:c="8"/>» Workspace</text:p>
      <text:p text:style-name="P1"><text:s text:c="9"/>» Directory: ${workspace_loc:/${ProjName}/Common/Libraries/RadioHeadPairing}</text:p>
      <text:p text:style-name="P1"><text:s text:c="7"/>» Arduino C Compiler » Include Folders » Add...</text:p>
      <text:p text:style-name="P1"><text:s text:c="8"/>» Workspace</text:p>
      <text:p text:style-name="P1"><text:s text:c="9"/>» Directory: ${workspace_loc:/${ProjName}/Common/Libraries/RadioHeadPairing}</text:p>
      <text:p text:style-name="P1"><text:s text:c="7"/>» Arduino Assembler » Include Folders » Add...</text:p>
      <text:p text:style-name="P1"><text:s text:c="8"/>» Workspace</text:p>
      <text:p text:style-name="P1"><text:s text:c="9"/>» Directory: ${workspace_loc:/${ProjName}/Common/Libraries/RadioHeadPairing}</text:p>
      <text:p text:style-name="P1"><text:s text:c="6"/>Right-Click Server Project in Navigation Pane and select Properties » C/C++ Build » Settings</text:p>
      <text:p text:style-name="P1"><text:s text:c="7"/>» Arduino C++ Compiler » Include Folders » Add...</text:p>
      <text:p text:style-name="P1"><text:s text:c="8"/>» Workspace</text:p>
      <text:p text:style-name="P1"><text:s text:c="9"/>» Directory: ${workspace_loc:/${ProjName}/Common/Libraries/SerialFlash}</text:p>
      <text:p text:style-name="P1"><text:s text:c="7"/>» Arduino C Compiler » Include Folders » Add...</text:p>
      <text:p text:style-name="P1"><text:s text:c="8"/>» Workspace</text:p>
      <text:p text:style-name="P1"><text:s text:c="9"/>» Directory: ${workspace_loc:/${ProjName}/Common/Libraries/SerialFlash}</text:p>
      <text:p text:style-name="P1"><text:s text:c="7"/>» Arduino Assembler » Include Folders » Add...</text:p>
      <text:p text:style-name="P1"><text:s text:c="8"/>» Workspace</text:p>
      <text:p text:style-name="P1"><text:s text:c="9"/>» Directory: ${workspace_loc:/${ProjName}/Common/Libraries/SerialFlash}</text:p>
      <text:p text:style-name="P1"/>
      <text:p text:style-name="P2">7. Exclude Third Party Libraries Sub-Folders from the Indexer:</text:p>
      <text:p text:style-name="P1"><text:s text:c="6"/>Right-Click Server Project in Navigation Pane and select Properties</text:p>
      <text:p text:style-name="P1"><text:s text:c="7"/>» C/C++ General » Paths and Symbols</text:p>
      <text:p text:style-name="P1"><text:s text:c="8"/>» Configuration: Debug</text:p>
      <text:p text:style-name="P1"><text:s text:c="9"/>» Source Location » Add Multiple... <text:s/>(Note: Remove any trailing slashes)</text:p>
      <text:p text:style-name="P1"><text:s text:c="12"/>Common/Libraries/SerialFlash/doc</text:p>
      <text:p text:style-name="P1"><text:s text:c="12"/>Common/Libraries/SerialFlash/docs</text:p>
      <text:p text:style-name="P1"><text:s text:c="12"/>Common/Libraries/SerialFlash/examples</text:p>
      <text:p text:style-name="P1"><text:s text:c="12"/>Common/Libraries/SerialFlash/extras</text:p>
      <text:p text:style-name="P1"><text:s text:c="8"/>» Configuration: Release</text:p>
      <text:p text:style-name="P1"><text:s text:c="9"/>» Source Location » Add Multiple... <text:s/>(Note: Remove any trailing slashes)</text:p>
      <text:p text:style-name="P1"><text:s text:c="12"/>Common/Libraries/SerialFlash/doc</text:p>
      <text:p text:style-name="P1"><text:soft-page-break/><text:s text:c="12"/>Common/Libraries/SerialFlash/docs</text:p>
      <text:p text:style-name="P1"><text:s text:c="12"/>Common/Libraries/SerialFlash/examples</text:p>
      <text:p text:style-name="P1"><text:s text:c="12"/>Common/Libraries/SerialFlash/extras</text:p>
      <text:p text:style-name="P1"><text:s text:c="7"/>» Resources » Linked Resources</text:p>
      <text:p text:style-name="P1"><text:s text:c="8"/>» Linked Resources</text:p>
      <text:p text:style-name="P1"><text:s text:c="9"/>» Delete any unused linked libraries, (eg. The original Arduino SerialFlash library, the Audio library, the SD library, etc)</text:p>
      <text:p text:style-name="P1"><text:s text:c="7"/>» C/C++ Build » Settings</text:p>
      <text:p text:style-name="P1"><text:s text:c="7"/>» Configuration: [All Configurations]</text:p>
      <text:p text:style-name="P1"><text:s text:c="8"/>» Tool Settings (Remove any unused library references eg: "${workspace_loc:/Server/libraries/SerialFlash}" "${workspace_loc:/Server/libraries/Audio/src}" "${workspace_loc:/Server/libraries/SD/src}")</text:p>
      <text:p text:style-name="P1"/>
      <text:p text:style-name="P2">8. Configure to Build without Bootloader:</text:p>
      <text:p text:style-name="P1"><text:s text:c="6"/>Right-Click Server Project in Navigation Pane and select Properties » C/C++ Build » Build Variables</text:p>
      <text:p text:style-name="P1"><text:s text:c="7"/>» Add...</text:p>
      <text:p text:style-name="P1"><text:s text:c="8"/>» Variable name: A.BUILD.LDSCRIPT</text:p>
      <text:p text:style-name="P1"><text:s text:c="10"/>Check Apply to all configurations</text:p>
      <text:p text:style-name="P1"><text:s text:c="10"/>Value: linker_scripts/gcc/flash_without_bootloader.ld</text:p>
      <text:p text:style-name="P1"/>
      <text:p text:style-name="P2">9. Create Debug Configuration:</text:p>
      <text:p text:style-name="P1"><text:s text:c="6"/>Open Window » Preferences » MCU » Global OpenOCD Path</text:p>
      <text:p text:style-name="P1"><text:s text:c="7"/>» Executable: openocd</text:p>
      <text:p text:style-name="P1"><text:s text:c="7"/>» Folder: /opt/sloeber/arduinoPlugin/packages/arduino/tools/openocd/0.9.0-arduino6-static/bin</text:p>
      <text:p text:style-name="P1"><text:s text:c="6"/>Right-Click Server Project in Navigation Pane and selec Build Configurations » Manage...</text:p>
      <text:p text:style-name="P1"><text:s text:c="7"/>» New...</text:p>
      <text:p text:style-name="P1"><text:s text:c="8"/>» Name: Debug</text:p>
      <text:p text:style-name="P1"><text:s text:c="11"/>Description: Used for Debugging</text:p>
      <text:p text:style-name="P1"><text:s text:c="11"/>Copy settings from: Existing Configuration: Release</text:p>
      <text:p text:style-name="P1"><text:s text:c="8"/>» Set Active</text:p>
      <text:p text:style-name="P1"><text:s text:c="6"/>Right-Click Server Project in Navigation Pane and select Debug As » Debug Configurations...</text:p>
      <text:p text:style-name="P1"><text:s text:c="7"/>» GDB OpenOCD Debugging » New launch configuration</text:p>
      <text:p text:style-name="P1"><text:s text:c="8"/>» Main:</text:p>
      <text:p text:style-name="P1"><text:s text:c="9"/>Project: Server</text:p>
      <text:p text:style-name="P1"><text:s text:c="9"/>C/C++ Application » Search Project...: Debug/Server.elf <text:s/>(Note: Make sure you have compiled under the Debug build configuration beforehand)</text:p>
      <text:p text:style-name="P1"><text:s text:c="9"/>Build Configuration: Debug</text:p>
      <text:p text:style-name="P1"><text:s text:c="8"/>» Debugger:</text:p>
      <text:p text:style-name="P1"><text:s text:c="9"/>» OpenOCD Setup</text:p>
      <text:p text:style-name="P1"><text:s text:c="10"/>Executable path: ${openocd_path}/${openocd_executable}</text:p>
      <text:p text:style-name="P1"><text:s text:c="10"/>Config options: -s /opt/sloeber/arduinoPlugin/packages/arduino/tools/openocd/0.9.0-arduino6-static/share/openocd/scripts -f board/arduino_zero.cfg</text:p>
      <text:p text:style-name="P1"><text:s text:c="9"/>» GDB Client Setup</text:p>
      <text:p text:style-name="P1"><text:soft-page-break/><text:s text:c="10"/>Executable name: ${eclipse_home}arduinoPlugin/packages/arduino/tools/arm-none-eabi-gcc/4.8.3-2014q1/bin/arm-none-eabi-gdb</text:p>
      <text:p text:style-name="P1"><text:s text:c="10"/>Commands: set mem inaccessible-by-default off</text:p>
      <text:p text:style-name="P1"><text:s text:c="8"/>» Startup:</text:p>
      <text:p text:style-name="P1"><text:s text:c="9"/>» Run/Restart Commands</text:p>
      <text:p text:style-name="P1"><text:s text:c="10"/>Uncheck Set Breakpoint At</text:p>
      <text:p text:style-name="P1"><text:s text:c="10"/>Uncheck Continue</text:p>
      <text:p text:style-name="P1"><text:s text:c="8"/>» Common:</text:p>
      <text:p text:style-name="P1"><text:s text:c="9"/>» Display in favourites menu</text:p>
      <text:p text:style-name="P1"><text:s text:c="10"/>Check Debug</text:p>
      <text:p text:style-name="P1"><text:s text:c="10"/>Check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8:01:15.007015402</meta:creation-date>
    <dc:date>2019-06-17T18:04:09.648321586</dc:date>
    <meta:editing-duration>PT2M55S</meta:editing-duration>
    <meta:editing-cycles>1</meta:editing-cycles>
    <meta:document-statistic meta:table-count="0" meta:image-count="0" meta:object-count="0" meta:page-count="4" meta:paragraph-count="120" meta:word-count="657" meta:character-count="6469" meta:non-whitespace-character-count="4981"/>
    <meta:generator>LibreOffice/6.0.3.2$Linux_X86_64 LibreOffice_project/00m0$Build-2</meta:generator>
  </office:meta>
</office:document-meta>
</file>